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cm" style:rel-column-width="5011*"/>
    </style:style>
    <style:style style:name="Table1.B" style:family="table-column">
      <style:table-column-properties style:column-width="1.603cm" style:rel-column-width="6180*"/>
    </style:style>
    <style:style style:name="Table1.C" style:family="table-column">
      <style:table-column-properties style:column-width="1.995cm" style:rel-column-width="7690*"/>
    </style:style>
    <style:style style:name="Table1.D" style:family="table-column">
      <style:table-column-properties style:column-width="2.298cm" style:rel-column-width="8859*"/>
    </style:style>
    <style:style style:name="Table1.E" style:family="table-column">
      <style:table-column-properties style:column-width="2.247cm" style:rel-column-width="8662*"/>
    </style:style>
    <style:style style:name="Table1.F" style:family="table-column">
      <style:table-column-properties style:column-width="1.889cm" style:rel-column-width="7282*"/>
    </style:style>
    <style:style style:name="Table1.I" style:family="table-column">
      <style:table-column-properties style:column-width="1.891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5cm" style:rel-column-width="8191*"/>
    </style:style>
    <style:style style:name="Table2.H" style:family="table-column">
      <style:table-column-properties style:column-width="2.127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G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545cm" style:rel-column-width="5956*"/>
    </style:style>
    <style:style style:name="Table4.F" style:family="table-column">
      <style:table-column-properties style:column-width="2.413cm" style:rel-column-width="9301*"/>
    </style:style>
    <style:style style:name="Table4.G" style:family="table-column">
      <style:table-column-properties style:column-width="2.35cm" style:rel-column-width="9057*"/>
    </style:style>
    <style:style style:name="Table4.H" style:family="table-column">
      <style:table-column-properties style:column-width="1.603cm" style:rel-column-width="6180*"/>
    </style:style>
    <style:style style:name="Table4.I" style:family="table-column">
      <style:table-column-properties style:column-width="1.362cm" style:rel-column-width="5249*"/>
    </style:style>
    <style:style style:name="Table4.J" style:family="table-column">
      <style:table-column-properties style:column-width="1.549cm" style:rel-column-width="59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J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125cm" style:rel-column-width="8191*"/>
    </style:style>
    <style:style style:name="Table5.B" style:family="table-column">
      <style:table-column-properties style:column-width="3.187cm" style:rel-column-width="12286*"/>
    </style:style>
    <style:style style:name="Table5.C" style:family="table-column">
      <style:table-column-properties style:column-width="3.187cm" style:rel-column-width="12287*"/>
    </style:style>
    <style:style style:name="Table5.G" style:family="table-column">
      <style:table-column-properties style:column-width="2.127cm" style:rel-column-width="819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238cm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1da928"/>
    </style:style>
    <style:style style:name="P3" style:family="paragraph" style:parent-style-name="Table_20_Contents">
      <style:paragraph-properties fo:text-align="start" style:justify-single-word="false"/>
      <style:text-properties officeooo:paragraph-rsid="00234bde"/>
    </style:style>
    <style:style style:name="P4" style:family="paragraph" style:parent-style-name="Table_20_Contents">
      <style:paragraph-properties fo:text-align="start" style:justify-single-word="false"/>
      <style:text-properties officeooo:rsid="001a2a87" officeooo:paragraph-rsid="001a2a87"/>
    </style:style>
    <style:style style:name="P5" style:family="paragraph" style:parent-style-name="Table_20_Contents">
      <style:paragraph-properties fo:text-align="center" style:justify-single-word="false"/>
      <style:text-properties officeooo:rsid="001a2a87" officeooo:paragraph-rsid="001a2a87"/>
    </style:style>
    <style:style style:name="P6" style:family="paragraph" style:parent-style-name="Table_20_Contents">
      <style:paragraph-properties fo:text-align="start" style:justify-single-word="false"/>
      <style:text-properties officeooo:rsid="001bdd65" officeooo:paragraph-rsid="001bdd65"/>
    </style:style>
    <style:style style:name="P7" style:family="paragraph" style:parent-style-name="Table_20_Contents">
      <style:paragraph-properties fo:text-align="center" style:justify-single-word="false"/>
      <style:text-properties officeooo:rsid="001bdd65" officeooo:paragraph-rsid="001bdd65"/>
    </style:style>
    <style:style style:name="P8" style:family="paragraph" style:parent-style-name="Table_20_Contents">
      <style:paragraph-properties fo:text-align="start" style:justify-single-word="false"/>
      <style:text-properties officeooo:rsid="001da928" officeooo:paragraph-rsid="001da928"/>
    </style:style>
    <style:style style:name="P9" style:family="paragraph" style:parent-style-name="Table_20_Contents">
      <style:paragraph-properties fo:text-align="start" style:justify-single-word="false"/>
      <style:text-properties officeooo:rsid="001f6308" officeooo:paragraph-rsid="001f6308"/>
    </style:style>
    <style:style style:name="P10" style:family="paragraph" style:parent-style-name="Table_20_Contents">
      <style:paragraph-properties fo:text-align="start" style:justify-single-word="false"/>
      <style:text-properties officeooo:rsid="00206ba4" officeooo:paragraph-rsid="00206ba4"/>
    </style:style>
    <style:style style:name="P11" style:family="paragraph" style:parent-style-name="Table_20_Contents">
      <style:paragraph-properties fo:text-align="start" style:justify-single-word="false"/>
      <style:text-properties fo:color="#ff6600" officeooo:rsid="00206ba4" officeooo:paragraph-rsid="00206ba4"/>
    </style:style>
    <style:style style:name="P12" style:family="paragraph" style:parent-style-name="Table_20_Contents">
      <style:paragraph-properties fo:text-align="start" style:justify-single-word="false"/>
      <style:text-properties fo:color="#ff6600"/>
    </style:style>
    <style:style style:name="P13" style:family="paragraph" style:parent-style-name="Table_20_Contents">
      <style:paragraph-properties fo:text-align="start" style:justify-single-word="false"/>
      <style:text-properties officeooo:rsid="001a0196" officeooo:paragraph-rsid="00234bde"/>
    </style:style>
    <style:style style:name="P14" style:family="paragraph" style:parent-style-name="Table_20_Contents">
      <style:paragraph-properties fo:text-align="center" style:justify-single-word="false"/>
      <style:text-properties officeooo:rsid="001a0196" officeooo:paragraph-rsid="00234bde"/>
    </style:style>
    <style:style style:name="P15" style:family="paragraph" style:parent-style-name="Table_20_Contents">
      <style:paragraph-properties fo:text-align="start" style:justify-single-word="false"/>
      <style:text-properties officeooo:rsid="00199a9d" officeooo:paragraph-rsid="00234bde"/>
    </style:style>
    <style:style style:name="P16" style:family="paragraph" style:parent-style-name="Table_20_Contents">
      <style:paragraph-properties fo:text-align="center" style:justify-single-word="false"/>
      <style:text-properties officeooo:rsid="00199a9d" officeooo:paragraph-rsid="00234bde"/>
    </style:style>
    <style:style style:name="P17" style:family="paragraph" style:parent-style-name="Table_20_Contents">
      <style:paragraph-properties fo:text-align="start" style:justify-single-word="false"/>
      <style:text-properties officeooo:rsid="001b87c3" officeooo:paragraph-rsid="00234bde"/>
    </style:style>
    <style:style style:name="P18" style:family="paragraph" style:parent-style-name="Table_20_Contents">
      <style:paragraph-properties fo:text-align="start" style:justify-single-word="false"/>
      <style:text-properties officeooo:rsid="001b87c3" officeooo:paragraph-rsid="002c529f"/>
    </style:style>
    <style:style style:name="P19" style:family="paragraph" style:parent-style-name="Table_20_Contents">
      <style:paragraph-properties fo:text-align="center" style:justify-single-word="false"/>
      <style:text-properties officeooo:paragraph-rsid="00234bde"/>
    </style:style>
    <style:style style:name="P20" style:family="paragraph" style:parent-style-name="Table_20_Contents">
      <style:paragraph-properties fo:text-align="center" style:justify-single-word="false"/>
      <style:text-properties officeooo:rsid="002c529f" officeooo:paragraph-rsid="002c529f"/>
    </style:style>
    <style:style style:name="P21" style:family="paragraph" style:parent-style-name="Table_20_Contents">
      <style:text-properties officeooo:rsid="0043667b" officeooo:paragraph-rsid="0043667b"/>
    </style:style>
    <style:style style:name="P22" style:family="paragraph" style:parent-style-name="Table_20_Contents">
      <style:text-properties officeooo:rsid="004473b6" officeooo:paragraph-rsid="004473b6"/>
    </style:style>
    <style:style style:name="P23" style:family="paragraph" style:parent-style-name="Standard">
      <style:paragraph-properties fo:text-align="center" style:justify-single-word="false"/>
      <style:text-properties fo:font-weight="bold" officeooo:paragraph-rsid="001a2a8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206ba4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a2a87" officeooo:paragraph-rsid="001a2a8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da928" officeooo:paragraph-rsid="001da928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06ba4" officeooo:paragraph-rsid="00206ba4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06ba4" officeooo:paragraph-rsid="003afbab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34bde" officeooo:paragraph-rsid="00234bde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298255" officeooo:paragraph-rsid="00298255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da928" officeooo:paragraph-rsid="001da92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f6308" officeooo:paragraph-rsid="001f630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06ba4" officeooo:paragraph-rsid="00206ba4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06ba4" officeooo:paragraph-rsid="0021607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06ba4" officeooo:paragraph-rsid="00234bd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16070" officeooo:paragraph-rsid="0021607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34bde" officeooo:paragraph-rsid="00234bde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98255" officeooo:paragraph-rsid="00298255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3afbab" officeooo:paragraph-rsid="003afbab" style:font-weight-asian="bold" style:font-weight-complex="bold"/>
    </style:style>
    <style:style style:name="P40" style:family="paragraph" style:parent-style-name="Standard">
      <style:text-properties officeooo:paragraph-rsid="00234bde"/>
    </style:style>
    <style:style style:name="P41" style:family="paragraph" style:parent-style-name="Standard">
      <style:text-properties officeooo:rsid="00234bde" officeooo:paragraph-rsid="00234bde"/>
    </style:style>
    <style:style style:name="P42" style:family="paragraph" style:parent-style-name="Standard">
      <style:text-properties officeooo:rsid="00234bde" officeooo:paragraph-rsid="00367e2d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bold" officeooo:rsid="00234bde" officeooo:paragraph-rsid="00252681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bold" officeooo:rsid="00298255" officeooo:paragraph-rsid="002a4160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bold" officeooo:rsid="00298255" officeooo:paragraph-rsid="003afbab" style:font-weight-asian="bold" style:font-weight-complex="bold"/>
    </style:style>
    <style:style style:name="P46" style:family="paragraph" style:parent-style-name="Standard">
      <style:text-properties style:text-underline-style="none" fo:font-weight="bold" officeooo:rsid="003c3eef" officeooo:paragraph-rsid="003c3eef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normal" officeooo:rsid="00234bde" officeooo:paragraph-rsid="00234bde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234bde" officeooo:paragraph-rsid="00252681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afbab" officeooo:paragraph-rsid="003afbab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4473b6" officeooo:paragraph-rsid="004473b6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7ecef" officeooo:paragraph-rsid="0047ecef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underline-style="none" fo:font-weight="normal" officeooo:rsid="00298255" officeooo:paragraph-rsid="00298255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47ecef" officeooo:paragraph-rsid="0047ece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bold" officeooo:rsid="00234bde" officeooo:paragraph-rsid="00216070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1a2a87" officeooo:paragraph-rsid="001a2a87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1da928" officeooo:paragraph-rsid="001da928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1da928" officeooo:paragraph-rsid="001a2a87" style:font-weight-asian="normal" style:font-weight-complex="normal"/>
    </style:style>
    <style:style style:name="P58" style:family="paragraph" style:parent-style-name="Standard">
      <style:text-properties fo:font-weight="normal" officeooo:rsid="00367e2d" officeooo:paragraph-rsid="00367e2d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weight="bold" officeooo:paragraph-rsid="001a2a8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4fb1d5" officeooo:paragraph-rsid="004fb1d5"/>
    </style:style>
    <style:style style:name="P6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2a87"/>
    </style:style>
    <style:style style:name="T3" style:family="text">
      <style:text-properties style:text-underline-style="solid" style:text-underline-width="auto" style:text-underline-color="font-color" officeooo:rsid="00234bde"/>
    </style:style>
    <style:style style:name="T4" style:family="text">
      <style:text-properties style:text-underline-style="solid" style:text-underline-width="auto" style:text-underline-color="font-color" fo:font-weight="bold" officeooo:rsid="00234bd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a928" style:font-weight-asian="normal" style:font-weight-complex="normal"/>
    </style:style>
    <style:style style:name="T7" style:family="text">
      <style:text-properties fo:font-weight="normal" officeooo:rsid="001f6308" style:font-weight-asian="normal" style:font-weight-complex="normal"/>
    </style:style>
    <style:style style:name="T8" style:family="text">
      <style:text-properties fo:font-weight="normal" officeooo:rsid="00252681" style:font-weight-asian="normal" style:font-weight-complex="normal"/>
    </style:style>
    <style:style style:name="T9" style:family="text">
      <style:text-properties fo:font-weight="normal" officeooo:rsid="002a4160" style:font-weight-asian="normal" style:font-weight-complex="normal"/>
    </style:style>
    <style:style style:name="T10" style:family="text">
      <style:text-properties fo:font-weight="normal" officeooo:rsid="00367e2d" style:font-weight-asian="normal" style:font-weight-complex="normal"/>
    </style:style>
    <style:style style:name="T11" style:family="text">
      <style:text-properties fo:font-weight="normal" officeooo:rsid="003afbab" style:font-weight-asian="normal" style:font-weight-complex="normal"/>
    </style:style>
    <style:style style:name="T12" style:family="text">
      <style:text-properties fo:font-weight="normal" officeooo:rsid="004579e9" style:font-weight-asian="normal" style:font-weight-complex="normal"/>
    </style:style>
    <style:style style:name="T13" style:family="text">
      <style:text-properties officeooo:rsid="001f6308"/>
    </style:style>
    <style:style style:name="T14" style:family="text">
      <style:text-properties officeooo:rsid="00216070"/>
    </style:style>
    <style:style style:name="T15" style:family="text">
      <style:text-properties officeooo:rsid="001a0196"/>
    </style:style>
    <style:style style:name="T16" style:family="text">
      <style:text-properties officeooo:rsid="001b87c3"/>
    </style:style>
    <style:style style:name="T17" style:family="text">
      <style:text-properties style:text-underline-style="none" officeooo:rsid="0051349f"/>
    </style:style>
    <style:style style:name="T18" style:family="text">
      <style:text-properties style:text-underline-style="none" fo:font-weight="bold" officeooo:rsid="00234bde" style:font-weight-asian="bold" style:font-weight-complex="bold"/>
    </style:style>
    <style:style style:name="T19" style:family="text">
      <style:text-properties officeooo:rsid="00252681"/>
    </style:style>
    <style:style style:name="T20" style:family="text">
      <style:text-properties officeooo:rsid="002a4160"/>
    </style:style>
    <style:style style:name="T21" style:family="text">
      <style:text-properties officeooo:rsid="002c529f"/>
    </style:style>
    <style:style style:name="T22" style:family="text">
      <style:text-properties officeooo:rsid="00367e2d"/>
    </style:style>
    <style:style style:name="T23" style:family="text">
      <style:text-properties officeooo:rsid="003afbab"/>
    </style:style>
    <style:style style:name="T24" style:family="text">
      <style:text-properties officeooo:rsid="0047805f"/>
    </style:style>
    <style:style style:name="T25" style:family="text">
      <style:text-properties officeooo:rsid="004fb1d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 text:c="8"/><text:span text:style-name="T2">MT2414 D</text:span><text:span text:style-name="T3">OCUMENTATION &amp; DB STRUCTURE</text:span></text:p>
      <text:p text:style-name="P23"><text:span text:style-name="T3"/></text:p>
      <text:p text:style-name="P23"/>
      <text:p text:style-name="P23"/>
      <text:p text:style-name="P37">API </text:p>
      <text:p text:style-name="P47">-("/v1/auth", methods=["POST"]) – <text:span text:style-name="T23">User can login.</text:span></text:p>
      <text:p text:style-name="P47">-("/v1/registrations", methods=["POST"]) – <text:span text:style-name="T23">User can signup.<text:tab/></text:span> </text:p>
      <text:p text:style-name="P48">-<text:span text:style-name="T19">("/v1/resetpassword", methods = ["POST"]) – User can create new password.</text:span></text:p>
      <text:p text:style-name="P48">-<text:span text:style-name="T19">("/v1/forgotpassword/&lt;string:code&gt;", methods = ["POST"]) – user can reset password.</text:span></text:p>
      <text:p text:style-name="P52">-("/v1/verifications/&lt;string:code&gt;", methods=["GET"]) – to verify email.</text:p>
      <text:p text:style-name="P54"/>
      <text:p text:style-name="P23"/>
      <text:p text:style-name="P25">1. USERS </text:p>
      <text:p text:style-name="P25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3"/>
        <table:table-column table:style-name="Table1.I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Email</text:p>
          </table:table-cell>
          <table:table-cell table:style-name="Table1.A1" office:value-type="string">
            <text:p text:style-name="P5">Email verified</text:p>
          </table:table-cell>
          <table:table-cell table:style-name="Table1.A1" office:value-type="string">
            <text:p text:style-name="P5">Verification code</text:p>
          </table:table-cell>
          <table:table-cell table:style-name="Table1.A1" office:value-type="string">
            <text:p text:style-name="P6">Passsword hash</text:p>
          </table:table-cell>
          <table:table-cell table:style-name="Table1.A1" office:value-type="string">
            <text:p text:style-name="P7">Password salt</text:p>
          </table:table-cell>
          <table:table-cell table:style-name="Table1.A1" office:value-type="string">
            <text:p text:style-name="P7">Created at</text:p>
          </table:table-cell>
          <table:table-cell table:style-name="Table1.A1" office:value-type="string">
            <text:p text:style-name="P7">Updated at</text:p>
          </table:table-cell>
          <table:table-cell table:style-name="Table1.I1" office:value-type="string">
            <text:p text:style-name="P7">Deleted at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<text:a xlink:type="simple" xlink:href="mailto:abc@g" text:style-name="Internet_20_link" text:visited-style-name="Visited_20_Internet_20_Link">abc@g</text:a>..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9844984</text:p>
          </table:table-cell>
          <table:table-cell table:style-name="Table1.A2" office:value-type="string">
            <text:p text:style-name="P8">889890</text:p>
          </table:table-cell>
          <table:table-cell table:style-name="Table1.A2" office:value-type="string">
            <text:p text:style-name="P8">66776</text:p>
          </table:table-cell>
          <table:table-cell table:style-name="Table1.A2" office:value-type="string">
            <text:p text:style-name="P1">--</text:p>
          </table:table-cell>
          <table:table-cell table:style-name="Table1.A2" office:value-type="string">
            <text:p text:style-name="P1">--</text:p>
          </table:table-cell>
          <table:table-cell table:style-name="Table1.I2" office:value-type="string">
            <text:p text:style-name="P1">--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dh@g..</text:p>
          </table:table-cell>
          <table:table-cell table:style-name="Table1.A2" office:value-type="string">
            <text:p text:style-name="P8">F</text:p>
          </table:table-cell>
          <table:table-cell table:style-name="Table1.A2" office:value-type="string">
            <text:p text:style-name="P8">78889</text:p>
          </table:table-cell>
          <table:table-cell table:style-name="Table1.A2" office:value-type="string">
            <text:p text:style-name="P8">6547</text:p>
          </table:table-cell>
          <table:table-cell table:style-name="Table1.A2" office:value-type="string">
            <text:p text:style-name="P8">78657</text:p>
          </table:table-cell>
          <table:table-cell table:style-name="Table1.A2" office:value-type="string">
            <text:p text:style-name="P1">--</text:p>
          </table:table-cell>
          <table:table-cell table:style-name="Table1.A2" office:value-type="string">
            <text:p text:style-name="P1">--</text:p>
          </table:table-cell>
          <table:table-cell table:style-name="Table1.I2" office:value-type="string">
            <text:p text:style-name="P2">--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</table:table>
      <text:p text:style-name="P55"><draw:path text:anchor-type="paragraph" draw:z-index="0" draw:name="Shape1" draw:style-name="gr1" draw:text-style-name="P61" svg:width="17.361cm" svg:height="9.145cm" draw:transform="skewX (-0.168598805742652) rotate (-0.869697566268775) translate (6.63028494362892cm -7.01643958146493cm)" svg:viewBox="0 0 17362 9146" svg:d="M0 9111c449 150 724-223 967-489 248-270 499-532 757-792 255-257 521-513 780-769 235-232 472-466 708-698 244-240 488-481 733-723 244-240 487-479 732-721 242-239 486-480 732-721 235-233 472-466 709-700 236-232 471-468 709-698 254-247 509-490 780-723 263-227 578-378 826-628 237-239 552-385 826-582 289-209 603-403 946-513 374-118 753-222 1133-326 473-128 780 231 1276 93 415-116 819 192 1204 350 337 138 686 264 992 465 309 201 625 400 899 652 244 224 525 408 755 652 233 248 486 482 733 722l165 163"><text:p/></draw:path></text:p>
      <text:p text:style-name="P31">Code:</text:p>
      <text:p text:style-name="P25"><text:span text:style-name="T5">- </text:span><text:span text:style-name="T6">User need to signup by using his/her email_id and password.</text:span></text:p>
      <text:p text:style-name="P57">-email verification is sent to email_id.</text:p>
      <text:p text:style-name="P57">-After verification he/she can login with his emaild and password.</text:p>
      <text:p text:style-name="P25"><text:span text:style-name="T6">-</text:span><text:span text:style-name="T7">user can able to reset password.</text:span></text:p>
      <text:p text:style-name="P23"/>
      <text:p text:style-name="P31">DB:</text:p>
      <text:p text:style-name="P31">-During signup email and password is stored in users table.</text:p>
      <text:p text:style-name="P31">-Before verifying the email the the ‘email verified’ is ‘F’ (false).</text:p>
      <text:p text:style-name="P31">-After verification the <text:s/>‘email verified’ changes to ‘T’ (True).</text:p>
      <text:p text:style-name="P31"/>
      <text:p text:style-name="P31"/>
      <text:p text:style-name="P37">API</text:p>
      <text:p text:style-name="P43">-<text:span text:style-name="T8">("/v1/keys", methods=["POST"]) – </text:span><text:span text:style-name="T11">to generate keys.</text:span></text:p>
      <text:p text:style-name="P26"/>
      <text:p text:style-name="P26"><text:span text:style-name="T20">1</text:span>. <text:span text:style-name="T13">KEYS</text:span></text:p>
      <text:p text:style-name="P26"/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9">Id</text:p>
          </table:table-cell>
          <table:table-cell table:style-name="Table2.A1" office:value-type="string">
            <text:p text:style-name="P9">Access id</text:p>
          </table:table-cell>
          <table:table-cell table:style-name="Table2.A1" office:value-type="string">
            <text:p text:style-name="P9">Key hash</text:p>
          </table:table-cell>
          <table:table-cell table:style-name="Table2.A1" office:value-type="string">
            <text:p text:style-name="P9">Key salt</text:p>
          </table:table-cell>
          <table:table-cell table:style-name="Table2.A1" office:value-type="string">
            <text:p text:style-name="P9">Cretd at</text:p>
          </table:table-cell>
          <table:table-cell table:style-name="Table2.A1" office:value-type="string">
            <text:p text:style-name="P9">Updtd at</text:p>
          </table:table-cell>
          <table:table-cell table:style-name="Table2.A1" office:value-type="string">
            <text:p text:style-name="P9">Deltd at</text:p>
          </table:table-cell>
          <table:table-cell table:style-name="Table2.H1" office:value-type="string">
            <text:p text:style-name="P9">User id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87678</text:p>
          </table:table-cell>
          <table:table-cell table:style-name="Table2.A2" office:value-type="string">
            <text:p text:style-name="P9">87787</text:p>
          </table:table-cell>
          <table:table-cell table:style-name="Table2.A2" office:value-type="string">
            <text:p text:style-name="P9">474360</text:p>
          </table:table-cell>
          <table:table-cell table:style-name="Table2.A2" office:value-type="string">
            <text:p text:style-name="P9">654656</text:p>
          </table:table-cell>
          <table:table-cell table:style-name="Table2.A2" office:value-type="string">
            <text:p text:style-name="P1">--</text:p>
          </table:table-cell>
          <table:table-cell table:style-name="Table2.A2" office:value-type="string">
            <text:p text:style-name="P1">--</text:p>
          </table:table-cell>
          <table:table-cell table:style-name="Table2.H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H2" office:value-type="string">
            <text:p text:style-name="P1"/>
          </table:table-cell>
        </table:table-row>
      </table:table>
      <text:p text:style-name="P26"/>
      <text:p text:style-name="P32">Code:</text:p>
      <text:p text:style-name="P32">- when user login he/she will get the access key to do the operations.</text:p>
      <text:p text:style-name="P32">-user can also generate access id and key using access key.</text:p>
      <text:p text:style-name="P32"><text:s/></text:p>
      <text:p text:style-name="P32">DB:</text:p>
      <text:p text:style-name="P32">-here the user id is referances with the id of <text:span text:style-name="T22">table</text:span> ‘users’.</text:p>
      <text:p text:style-name="P23"/>
      <text:p text:style-name="P30"><text:soft-page-break/></text:p>
      <text:p text:style-name="P30"/>
      <text:p text:style-name="P38">API</text:p>
      <text:p text:style-name="P44">-<text:span text:style-name="T9">("/v1/sources", methods=["POST"]) – </text:span><text:span text:style-name="T11">Admin/</text:span><text:span text:style-name="T12">user</text:span><text:span text:style-name="T11"> can upload sources.</text:span></text:p>
      <text:p text:style-name="P45"><text:span text:style-name="T9">-</text:span><text:span text:style-name="T11">("/v1/get_languages", methods=["POST"]) – User can see the avaliable source languages.</text:span></text:p>
      <text:p text:style-name="P28"/>
      <text:p text:style-name="P27"><text:span text:style-name="T20">1</text:span>. SOURCES</text:p>
      <text:p text:style-name="P27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10">Id</text:p>
          </table:table-cell>
          <table:table-cell table:style-name="Table3.A1" office:value-type="string">
            <text:p text:style-name="P10">Language</text:p>
          </table:table-cell>
          <table:table-cell table:style-name="Table3.A1" office:value-type="string">
            <text:p text:style-name="P10">Version </text:p>
          </table:table-cell>
          <table:table-cell table:style-name="Table3.A1" office:value-type="string">
            <text:p text:style-name="P10">Revision</text:p>
          </table:table-cell>
          <table:table-cell table:style-name="Table3.A1" office:value-type="string">
            <text:p text:style-name="P10">Cretd at </text:p>
          </table:table-cell>
          <table:table-cell table:style-name="Table3.A1" office:value-type="string">
            <text:p text:style-name="P10">Updatd at </text:p>
          </table:table-cell>
          <table:table-cell table:style-name="Table3.G1" office:value-type="string">
            <text:p text:style-name="P10">Delted at</text:p>
          </table:table-cell>
        </table:table-row>
        <table:table-row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Eng</text:p>
          </table:table-cell>
          <table:table-cell table:style-name="Table3.A2" office:value-type="string">
            <text:p text:style-name="P11">KJV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2">--</text:p>
          </table:table-cell>
          <table:table-cell table:style-name="Table3.A2" office:value-type="string">
            <text:p text:style-name="P12">---</text:p>
          </table:table-cell>
          <table:table-cell table:style-name="Table3.G2" office:value-type="string">
            <text:p text:style-name="P12">---</text:p>
          </table:table-cell>
        </table:table-row>
        <table:table-row>
          <table:table-cell table:style-name="Table3.A2" office:value-type="string">
            <text:p text:style-name="P10">2</text:p>
          </table:table-cell>
          <table:table-cell table:style-name="Table3.A2" office:value-type="string">
            <text:p text:style-name="P10">Eng</text:p>
          </table:table-cell>
          <table:table-cell table:style-name="Table3.A2" office:value-type="string">
            <text:p text:style-name="P10">NIV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">--</text:p>
          </table:table-cell>
          <table:table-cell table:style-name="Table3.A2" office:value-type="string">
            <text:p text:style-name="P1">--</text:p>
          </table:table-cell>
          <table:table-cell table:style-name="Table3.G2" office:value-type="string">
            <text:p text:style-name="P1">--</text:p>
          </table:table-cell>
        </table:table-row>
        <table:table-row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1">Eng</text:p>
          </table:table-cell>
          <table:table-cell table:style-name="Table3.A2" office:value-type="string">
            <text:p text:style-name="P11">KJV</text:p>
          </table:table-cell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2">--</text:p>
          </table:table-cell>
          <table:table-cell table:style-name="Table3.A2" office:value-type="string">
            <text:p text:style-name="P12">--</text:p>
          </table:table-cell>
          <table:table-cell table:style-name="Table3.G2" office:value-type="string">
            <text:p text:style-name="P12">--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G2" office:value-type="string">
            <text:p text:style-name="P1"/>
          </table:table-cell>
        </table:table-row>
      </table:table>
      <text:p text:style-name="P24"><draw:line text:anchor-type="paragraph" draw:z-index="1" draw:name="Shape2" draw:style-name="gr1" draw:text-style-name="P61" svg:x1="1.182cm" svg:y1="0.035cm" svg:x2="1.182cm" svg:y2="0.64cm"><text:p/></draw:line></text:p>
      <text:p text:style-name="P33"><draw:line text:anchor-type="paragraph" draw:z-index="2" draw:name="Shape3" draw:style-name="gr1" draw:text-style-name="P61" svg:x1="1.182cm" svg:y1="0.153cm" svg:x2="17.3cm" svg:y2="0.093cm"><text:p/></draw:line><draw:line text:anchor-type="paragraph" draw:z-index="3" draw:style-name="gr1" draw:text-style-name="P61" svg:x1="17.3cm" svg:y1="0.093cm" svg:x2="17.39cm" svg:y2="5.385cm"><text:p/></draw:line>Code:</text:p>
      <text:p text:style-name="P33">- admin can upload sources.</text:p>
      <text:p text:style-name="P33">-<text:span text:style-name="T21">Book details (name, chapter, verse etc.) are stored in sourcetext table.</text:span></text:p>
      <text:p text:style-name="P36"/>
      <text:p text:style-name="P36">DB:</text:p>
      <text:p text:style-name="P34">-when he update the source and upload, the column ‘revision’ <text:span text:style-name="T14">changes.</text:span> </text:p>
      <text:p text:style-name="P34"><text:tab/><text:span text:style-name="T15"> When the source is updated we dont have any mechanism to keep track whether the source is updated or not. For this issue we are adding a new column named ‘revision’ that stores the updation details of source. That is when-ever the source is updated the revision table store its number (updation number). </text:span></text:p>
      <text:p text:style-name="P34"/>
      <text:p text:style-name="P34"><draw:path text:anchor-type="paragraph" draw:z-index="4" draw:name="Shape4" draw:style-name="gr1" draw:text-style-name="P61" svg:width="6.543cm" svg:height="1.171cm" draw:transform="rotate (0.0101229096615671) translate (10.8466354634072cm 0.0962280896388418cm)" svg:viewBox="0 0 6544 1172" svg:d="M0 1172c5927 0 6544-1172 6544-1172"><text:p/></draw:path></text:p>
      <text:p text:style-name="P29"><text:span text:style-name="T20">2</text:span>. SOURCETEXT:</text:p>
      <text:p text:style-name="P35"/>
      <table:table table:name="Table4" table:style-name="Table4">
        <table:table-column table:style-name="Table4.A" table:number-columns-repeated="5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13">Id</text:p>
          </table:table-cell>
          <table:table-cell table:style-name="Table4.A1" office:value-type="string">
            <text:p text:style-name="P15">Book name</text:p>
          </table:table-cell>
          <table:table-cell table:style-name="Table4.A1" office:value-type="string">
            <text:p text:style-name="P16">Chapter <text:span text:style-name="T15">number</text:span></text:p>
          </table:table-cell>
          <table:table-cell table:style-name="Table4.A1" office:value-type="string">
            <text:p text:style-name="P16">Verse <text:span text:style-name="T15">n</text:span>umber</text:p>
          </table:table-cell>
          <table:table-cell table:style-name="Table4.A1" office:value-type="string">
            <text:p text:style-name="P16">Verse</text:p>
          </table:table-cell>
          <table:table-cell table:style-name="Table4.A1" office:value-type="string">
            <text:p text:style-name="P20">References </text:p>
          </table:table-cell>
          <table:table-cell table:style-name="Table4.A1" office:value-type="string">
            <text:p text:style-name="P13">Source id </text:p>
          </table:table-cell>
          <table:table-cell table:style-name="Table4.A1" office:value-type="string">
            <text:p text:style-name="P14">Created at</text:p>
          </table:table-cell>
          <table:table-cell table:style-name="Table4.A1" office:value-type="string">
            <text:p text:style-name="P13">Updt at</text:p>
          </table:table-cell>
          <table:table-cell table:style-name="Table4.J1" office:value-type="string">
            <text:p text:style-name="P13">Deltd at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G<text:span text:style-name="T16">EN</text:span></text:p>
          </table:table-cell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17">In the...</text:p>
          </table:table-cell>
          <table:table-cell table:style-name="Table4.A2" office:value-type="string">
            <text:p text:style-name="P17">GEN 1:1</text:p>
          </table:table-cell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3">--</text:p>
          </table:table-cell>
          <table:table-cell table:style-name="Table4.A2" office:value-type="string">
            <text:p text:style-name="P3">--</text:p>
          </table:table-cell>
          <table:table-cell table:style-name="Table4.J2" office:value-type="string">
            <text:p text:style-name="P3">--</text:p>
          </table:table-cell>
        </table:table-row>
        <table:table-row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17">GEN</text:p>
          </table:table-cell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17">In the...</text:p>
          </table:table-cell>
          <table:table-cell table:style-name="Table4.A2" office:value-type="string">
            <text:p text:style-name="P18">GEN 1:1</text:p>
          </table:table-cell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3">--</text:p>
          </table:table-cell>
          <table:table-cell table:style-name="Table4.A2" office:value-type="string">
            <text:p text:style-name="P3">--</text:p>
          </table:table-cell>
          <table:table-cell table:style-name="Table4.J2" office:value-type="string">
            <text:p text:style-name="P3">--</text:p>
          </table:table-cell>
        </table:table-row>
        <table:table-row>
          <table:table-cell table:style-name="Table4.A2" office:value-type="string">
            <text:p text:style-name="P17">3</text:p>
          </table:table-cell>
          <table:table-cell table:style-name="Table4.A2" office:value-type="string">
            <text:p text:style-name="P3">GEN</text:p>
          </table:table-cell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In the...</text:p>
          </table:table-cell>
          <table:table-cell table:style-name="Table4.A2" office:value-type="string">
            <text:p text:style-name="P18">GEN 1:1</text:p>
          </table:table-cell>
          <table:table-cell table:style-name="Table4.A2" office:value-type="string">
            <text:p text:style-name="P3">3</text:p>
          </table:table-cell>
          <table:table-cell table:style-name="Table4.A2" office:value-type="string">
            <text:p text:style-name="P3">--</text:p>
          </table:table-cell>
          <table:table-cell table:style-name="Table4.A2" office:value-type="string">
            <text:p text:style-name="P3">--</text:p>
          </table:table-cell>
          <table:table-cell table:style-name="Table4.J2" office:value-type="string">
            <text:p text:style-name="P3">--</text:p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J2" office:value-type="string">
            <text:p text:style-name="P19"/>
          </table:table-cell>
        </table:table-row>
      </table:table>
      <text:p text:style-name="P40"/>
      <text:p text:style-name="P40"/>
      <text:p text:style-name="P41">Code: </text:p>
      <text:p text:style-name="P41">- book name, chapter name, etc are stored in this table from source file which is uploaded by admin.</text:p>
      <text:p text:style-name="P41"/>
      <text:p text:style-name="P41">DB:</text:p>
      <text:p text:style-name="P42">-<text:span text:style-name="T7">here the source id is </text:span><text:span text:style-name="T10">refer</text:span><text:span text:style-name="T7">nces with the id of </text:span><text:span text:style-name="T10"><text:s/>table</text:span><text:span text:style-name="T7"> ‘</text:span><text:span text:style-name="T10">sources’</text:span></text:p>
      <text:p text:style-name="P58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<text:span text:style-name="T22">A</text:span>PI</text:p>
      <text:p text:style-name="P49">-("/v1/tokenwords/&lt;string:sourcelang&gt;", methods=["GET"]) – to download tokens.</text:p>
      <text:p text:style-name="P46"/>
      <text:p text:style-name="P46">1. <text:span text:style-name="T25">AUTO-</text:span>TOKENS</text:p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 table:number-columns-repeated="3"/>
        <table:table-column table:style-name="Table5.G"/>
        <table:table-row>
          <table:table-cell table:style-name="Table5.A1" office:value-type="string">
            <text:p text:style-name="P21">Id</text:p>
          </table:table-cell>
          <table:table-cell table:style-name="Table5.A1" office:value-type="string">
            <text:p text:style-name="P21">Tokens</text:p>
          </table:table-cell>
          <table:table-cell table:style-name="Table5.A1" office:value-type="string">
            <text:p text:style-name="P60">Translated Tokens</text:p>
          </table:table-cell>
          <table:table-cell table:style-name="Table5.A1" office:value-type="string">
            <text:p text:style-name="P21">Source id</text:p>
          </table:table-cell>
          <table:table-cell table:style-name="Table5.A1" office:value-type="string">
            <text:p text:style-name="P21">Creted at</text:p>
          </table:table-cell>
          <table:table-cell table:style-name="Table5.A1" office:value-type="string">
            <text:p text:style-name="P21">Updated at</text:p>
          </table:table-cell>
          <table:table-cell table:style-name="Table5.G1" office:value-type="string">
            <text:p text:style-name="P21">Deletd at</text:p>
          </table:table-cell>
        </table:table-row>
        <table:table-row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P22">In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Table_20_Contents">--</text:p>
          </table:table-cell>
          <table:table-cell table:style-name="Table5.A2" office:value-type="string">
            <text:p text:style-name="Table_20_Contents">--</text:p>
          </table:table-cell>
          <table:table-cell table:style-name="Table5.G2" office:value-type="string">
            <text:p text:style-name="Table_20_Contents">--</text:p>
          </table:table-cell>
        </table:table-row>
        <table:table-row table:style-name="Table5.3">
          <table:table-cell table:style-name="Table5.A2" office:value-type="string">
            <text:p text:style-name="P22">2</text:p>
          </table:table-cell>
          <table:table-cell table:style-name="Table5.A2" office:value-type="string">
            <text:p text:style-name="P22">The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Table_20_Contents">--</text:p>
          </table:table-cell>
          <table:table-cell table:style-name="Table5.A2" office:value-type="string">
            <text:p text:style-name="Table_20_Contents">--</text:p>
          </table:table-cell>
          <table:table-cell table:style-name="Table5.G2" office:value-type="string">
            <text:p text:style-name="Table_20_Contents">--</text:p>
          </table:table-cell>
        </table:table-row>
        <table:table-row>
          <table:table-cell table:style-name="Table5.A2" office:value-type="string">
            <text:p text:style-name="P22">3</text:p>
          </table:table-cell>
          <table:table-cell table:style-name="Table5.A2" office:value-type="string">
            <text:p text:style-name="P22">Beginning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P22">--</text:p>
          </table:table-cell>
          <table:table-cell table:style-name="Table5.A2" office:value-type="string">
            <text:p text:style-name="Table_20_Contents">--</text:p>
          </table:table-cell>
          <table:table-cell table:style-name="Table5.G2" office:value-type="string">
            <text:p text:style-name="Table_20_Contents">--</text:p>
          </table:table-cell>
        </table:table-row>
        <table:table-row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Table_20_Contents"/>
          </table:table-cell>
          <table:table-cell table:style-name="Table5.G2" office:value-type="string">
            <text:p text:style-name="Table_20_Contents"/>
          </table:table-cell>
        </table:table-row>
      </table:table>
      <text:p text:style-name="P46"/>
      <text:p text:style-name="P46"/>
      <text:p text:style-name="P50">Code:</text:p>
      <text:p text:style-name="P50">- User can <text:span text:style-name="T24">download auto generated tokens in a excel file and store it in db.</text:span></text:p>
      <text:p text:style-name="P50">- <text:span text:style-name="T24">User can upload tagged tokens and strong number.</text:span></text:p>
      <text:p text:style-name="P50"/>
      <text:p text:style-name="P51">DB:</text:p>
      <text:p text:style-name="P51">- her<text:span text:style-name="T13">e the source id is refernces with the id of <text:s/>table ‘sources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57:38.858184303</meta:creation-date>
    <dc:date>2017-05-10T17:16:36.864929126</dc:date>
    <meta:editing-duration>PT5H36M30S</meta:editing-duration>
    <meta:editing-cycles>16</meta:editing-cycles>
    <meta:generator>LibreOffice/5.1.6.2$Linux_X86_64 LibreOffice_project/10m0$Build-2</meta:generator>
    <meta:document-statistic meta:table-count="5" meta:image-count="0" meta:object-count="0" meta:page-count="3" meta:paragraph-count="186" meta:word-count="506" meta:character-count="2804" meta:non-whitespace-character-count="2446"/>
  </office:meta>
</office:document-meta>
</file>